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000000001B2000001F43BD51E3C.jpg" manifest:media-type="image/jpeg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1" svg:font-family="'Standard Symbols L'" style:font-charset="x-symbol"/>
    <style:font-face style:name="Standard Symbols L" svg:font-family="'Standard Symbols L'" style:font-pitch="variable" style:font-charset="x-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position="0% 100%" style:font-name="Liberation Serif" fo:font-size="11pt" style:font-size-asian="11pt" style:font-size-complex="11pt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Liberation Serif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 style:writing-mode="lr-tb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1pt" style:font-size-asian="11pt" style:font-size-complex="11pt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Liberation Serif" fo:font-size="11pt" style:font-size-asian="11pt" style:font-size-complex="11pt"/>
    </style:style>
    <style:style style:name="P10" style:family="paragraph" style:parent-style-name="Standard" style:list-style-name="L1">
      <style:paragraph-properties fo:text-align="start" style:justify-single-word="false"/>
      <style:text-properties style:text-position="0% 100%" style:font-name="Liberation Serif" fo:font-size="11pt" style:font-size-asian="11pt" style:font-size-complex="11pt"/>
    </style:style>
    <style:style style:name="P11" style:family="paragraph" style:parent-style-name="Standard">
      <style:paragraph-properties fo:text-align="start" style:justify-single-word="false" style:writing-mode="lr-tb"/>
      <style:text-properties style:font-name="Liberation Serif" fo:font-size="11pt" style:font-size-asian="11pt" style:font-size-complex="11pt"/>
    </style:style>
    <style:style style:name="P12" style:family="paragraph" style:parent-style-name="Standard" style:list-style-name="L1">
      <style:paragraph-properties fo:text-align="start" style:justify-single-word="false" style:writing-mode="lr-tb"/>
      <style:text-properties style:font-name="Liberation Serif" fo:font-size="11pt" style:font-size-asian="11pt" style:font-size-complex="11pt"/>
    </style:style>
    <style:style style:name="T1" style:family="text">
      <style:text-properties style:text-position="super 58%"/>
    </style:style>
    <style:style style:name="T2" style:family="text">
      <style:text-properties style:font-name="Standard Symbols L"/>
    </style:style>
    <style:style style:name="T3" style:family="text">
      <style:text-properties style:text-position="0% 100%"/>
    </style:style>
    <style:style style:name="T4" style:family="text">
      <style:text-properties style:font-name="Standard Symbols L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baseline" style:horizontal-pos="from-left" style:horizontal-rel="paragraph-content" draw:ole-draw-aspect="1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iz - Week 4: Modern and Nuclear Physics</text:p>
      <text:p text:style-name="P4"/>
      <text:p text:style-name="P2"/>
      <text:list xml:id="list175669869" text:style-name="L1">
        <text:list-item>
          <text:p text:style-name="P9">The energy of a photon is - </text:p>
          <text:list>
            <text:list-item>
              <text:p text:style-name="P9">Directly proportional to its momentum.</text:p>
            </text:list-item>
            <text:list-item>
              <text:p text:style-name="P9">Directly proportional to its frequency.</text:p>
            </text:list-item>
            <text:list-item>
              <text:p text:style-name="P9">Inversely proportional to its wavelength.</text:p>
            </text:list-item>
            <text:list-item>
              <text:p text:style-name="P9">All of the Above</text:p>
            </text:list-item>
            <text:list-item>
              <text:p text:style-name="P9">None of the Above</text:p>
            </text:list-item>
          </text:list>
        </text:list-item>
      </text:list>
      <text:p text:style-name="P3"/>
      <text:list xml:id="list1533867069" text:continue-numbering="true" text:style-name="L1">
        <text:list-item>
          <text:p text:style-name="P9">A theoretical atom has energy levels of -7, -5, and -4 ev. <text:s/>Which of the following energies could not be emitted from the atom in the form of a photon as the electron changes energy levels?</text:p>
          <text:list>
            <text:list-item>
              <text:p text:style-name="P9">1 eV</text:p>
            </text:list-item>
            <text:list-item>
              <text:p text:style-name="P9">2 eV</text:p>
            </text:list-item>
            <text:list-item>
              <text:p text:style-name="P9">3 eV</text:p>
            </text:list-item>
            <text:list-item>
              <text:p text:style-name="P9">4 eV</text:p>
            </text:list-item>
            <text:list-item>
              <text:p text:style-name="P9">7 eV</text:p>
            </text:list-item>
          </text:list>
        </text:list-item>
      </text:list>
      <text:p text:style-name="P3"/>
      <text:list xml:id="list2021461907" text:continue-numbering="true" text:style-name="L1">
        <text:list-item>
          <text:p text:style-name="P9">When a nuclear (fission) bomb is detonated, approximately 4 grams of matter are destroyed. <text:s/>How much energy is created?</text:p>
          <text:list>
            <text:list-item>
              <text:p text:style-name="P9">1.2 x 10<text:span text:style-name="T1">6</text:span> J</text:p>
            </text:list-item>
            <text:list-item>
              <text:p text:style-name="P9">1.2 x 10<text:span text:style-name="T1">7 </text:span>J</text:p>
            </text:list-item>
            <text:list-item>
              <text:p text:style-name="P9">2.4 x 10<text:span text:style-name="T1">11</text:span> J</text:p>
            </text:list-item>
            <text:list-item>
              <text:p text:style-name="P9">3.6 x 10<text:span text:style-name="T1">14</text:span> J</text:p>
            </text:list-item>
            <text:list-item>
              <text:p text:style-name="P9">None, because energy cannot be created or destroyed.</text:p>
            </text:list-item>
          </text:list>
        </text:list-item>
      </text:list>
      <text:p text:style-name="P3"/>
      <text:list xml:id="list429152423" text:continue-numbering="true" text:style-name="L1">
        <text:list-item>
          <text:p text:style-name="P9">A photon is incident on a metal plate with a work function of <text:span text:style-name="T2">f</text:span> = 2 eV, ejecting an electron with a kinetic energy of K = 3 eV. <text:s/>What was the frequency of the photon?</text:p>
          <text:list>
            <text:list-item>
              <text:p text:style-name="P9"><draw:frame draw:style-name="fr2" draw:name="Object2" text:anchor-type="as-char" svg:width="0.4173in" svg:height="0.3937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</text:list-item>
            <text:list-item>
              <text:p text:style-name="P9"><draw:frame draw:style-name="fr3" draw:name="Object3" text:anchor-type="as-char" svg:width="0.4154in" svg:height="0.3937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</text:list-item>
          </text:list>
        </text:list-item>
      </text:list>
      <text:p text:style-name="P3"/>
      <text:list xml:id="list150533128" text:continue-numbering="true" text:style-name="L1">
        <text:list-item>
          <text:list>
            <text:list-item>
              <text:p text:style-name="P9"><draw:frame draw:style-name="fr3" draw:name="Object4" text:anchor-type="as-char" svg:width="0.6083in" svg:height="0.1846in" draw:z-index="6"><draw:object xlink:href="./Object 4" xlink:type="simple" xlink:show="embed" xlink:actuate="onLoad"/><draw:image xlink:href="./ObjectReplacements/Object 4" xlink:type="simple" xlink:show="embed" xlink:actuate="onLoad"/></draw:frame></text:p>
            </text:list-item>
          </text:list>
        </text:list-item>
      </text:list>
      <text:p text:style-name="P3"/>
      <text:list xml:id="list659643715" text:continue-numbering="true" text:style-name="L1">
        <text:list-item>
          <text:list>
            <text:list-item>
              <text:p text:style-name="P9"><draw:frame draw:style-name="fr3" draw:name="Object1" text:anchor-type="as-char" svg:width="0.6102in" svg:height="0.1846in" draw:z-index="5"><draw:object xlink:href="./Object 1" xlink:type="simple" xlink:show="embed" xlink:actuate="onLoad"/><draw:image xlink:href="./ObjectReplacements/Object 1" xlink:type="simple" xlink:show="embed" xlink:actuate="onLoad"/></draw:frame></text:p>
            </text:list-item>
          </text:list>
        </text:list-item>
      </text:list>
      <text:p text:style-name="P3"/>
      <text:list xml:id="list1574459123" text:continue-numbering="true" text:style-name="L1">
        <text:list-item>
          <text:list>
            <text:list-item>
              <text:p text:style-name="P9"><draw:frame draw:style-name="fr3" draw:name="Object5" text:anchor-type="as-char" svg:width="0.861in" svg:height="0.3937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</text:list-item>
          </text:list>
        </text:list-item>
      </text:list>
      <text:p text:style-name="P3"/>
      <text:list xml:id="list1491442652" text:continue-numbering="true" text:style-name="L1">
        <text:list-item>
          <text:p text:style-name="P9">What is the wavelength of a 1000 kg truck traveling at 10 m/s?</text:p>
          <text:list>
            <text:list-item>
              <text:p text:style-name="P9">6.626 x 10<text:span text:style-name="T1">-38</text:span> m</text:p>
            </text:list-item>
            <text:list-item>
              <text:p text:style-name="P9">3.313 x 10<text:span text:style-name="T1">-30</text:span> m</text:p>
            </text:list-item>
            <text:list-item>
              <text:p text:style-name="P9">4.415 x 10<text:span text:style-name="T1">-30</text:span> m</text:p>
            </text:list-item>
            <text:list-item>
              <text:p text:style-name="P9">1.325 x 10<text:span text:style-name="T1">-28</text:span><text:span text:style-name="T3"> m</text:span></text:p>
            </text:list-item>
            <text:list-item>
              <text:p text:style-name="P10">None of the above – a truck is not a wave.</text:p>
            </text:list-item>
          </text:list>
        </text:list-item>
      </text:list>
      <text:p text:style-name="P5"><text:soft-page-break/></text:p>
      <text:p text:style-name="P5"/>
      <text:list xml:id="list1016020117" text:continue-numbering="true" text:style-name="L1">
        <text:list-item>
          <text:p text:style-name="P9">A 0.25 kg baseball is thrown with a velocity of 4 m/s. <text:s/>Approximately how many photons of energy 3 x 10<text:span text:style-name="T1">-19</text:span> J would it take to cause the baseball to come to a complete stop?</text:p>
          <text:list>
            <text:list-item>
              <text:p text:style-name="P9">3.333 x 10<text:span text:style-name="T1">35</text:span> photons</text:p>
            </text:list-item>
            <text:list-item>
              <text:p text:style-name="P9">1.6 x 10<text:span text:style-name="T1">28</text:span> photons</text:p>
            </text:list-item>
            <text:list-item>
              <text:p text:style-name="P9">1 x 10<text:span text:style-name="T1">27</text:span> photons</text:p>
            </text:list-item>
            <text:list-item>
              <text:p text:style-name="P12">1.2 x 10<text:span text:style-name="T1">19</text:span> photons</text:p>
            </text:list-item>
            <text:list-item>
              <text:p text:style-name="P12">No amount of photons could stop the baseball.</text:p>
            </text:list-item>
          </text:list>
        </text:list-item>
      </text:list>
      <text:p text:style-name="P6"/>
      <text:p text:style-name="P6"/>
      <text:p text:style-name="P7"><text:span text:style-name="T1">99</text:span>Tc <text:span text:style-name="T4">® <text:s/></text:span><text:span text:style-name="T2">b</text:span><text:span text:style-name="T3"> + ?</text:span></text:p>
      <text:list xml:id="list1857677733" text:continue-numbering="true" text:style-name="L1">
        <text:list-item>
          <text:p text:style-name="P9">Technetium-99 is used in certain medical tests. <text:s/>It decays via beta-decay into - </text:p>
          <text:list>
            <text:list-item>
              <text:p text:style-name="P9"><text:span text:style-name="T1">99</text:span>Mo </text:p>
            </text:list-item>
            <text:list-item>
              <text:p text:style-name="P9"><text:span text:style-name="T1">99</text:span>Ru</text:p>
            </text:list-item>
            <text:list-item>
              <text:p text:style-name="P9"><text:span text:style-name="T1">98</text:span>Tc</text:p>
            </text:list-item>
            <text:list-item>
              <text:p text:style-name="P9"><text:span text:style-name="T1">97</text:span>Nb</text:p>
            </text:list-item>
            <text:list-item>
              <text:p text:style-name="P9"><text:span text:style-name="T1">101</text:span>Rh</text:p>
            </text:list-item>
          </text:list>
        </text:list-item>
      </text:list>
      <text:p text:style-name="P3"/>
      <text:list xml:id="list835419264" text:continue-numbering="true" text:style-name="L1">
        <text:list-item>
          <text:p text:style-name="P9">Young’s double slit experiment is is performed with particles of mass 3.313 x 10<text:span text:style-name="T1">-18</text:span> kg. <text:s/>A crystal is used in the place of the double slit. <text:s/>The average separation of atoms in a crystal is 2 x 10<text:span text:style-name="T1">-10</text:span> m. <text:s/>The particles are accelerated to a speed of 3 m/s. <text:s/>The distance from the slits to the screen is 30 meters. <text:s/>What is the expected distance to the first-order bright spot?</text:p>
          <text:list>
            <text:list-item>
              <text:p text:style-name="P9"><text:s/>The particles will not create an interference pattern.</text:p>
            </text:list-item>
            <text:list-item>
              <text:p text:style-name="P9">7.2 x 10<text:span text:style-name="T1">-2</text:span> m</text:p>
            </text:list-item>
            <text:list-item>
              <text:p text:style-name="P9">1 x 10<text:span text:style-name="T1">-5</text:span> m</text:p>
            </text:list-item>
            <text:list-item>
              <text:p text:style-name="P9">2 x 10<text:span text:style-name="T1">-7</text:span> m</text:p>
            </text:list-item>
            <text:list-item>
              <text:p text:style-name="P9">6.666 x 10<text:span text:style-name="T1">-16</text:span> m</text:p>
            </text:list-item>
          </text:list>
        </text:list-item>
      </text:list>
      <text:p text:style-name="P3"/>
      <text:list xml:id="list1974363914" text:continue-numbering="true" text:style-name="L1">
        <text:list-item>
          <text:p text:style-name="P9">An element X is discovered that has a mass of exactly 200 u. <text:s/>The element can spontaneously break apart into elements Y and Z, with masses of exactly 132 u and 66 u, respectively. <text:s/>If 1 amu = 1.6605 x 10<text:span text:style-name="T1">-27</text:span> kg, what is the approximate amount of energy released in this reaction?</text:p>
          <text:list>
            <text:list-item>
              <text:p text:style-name="P9">1 x 10<text:span text:style-name="T1">-20</text:span> J</text:p>
            </text:list-item>
            <text:list-item>
              <text:p text:style-name="P9">1.8 x 10<text:span text:style-name="T1">-17</text:span> J</text:p>
            </text:list-item>
            <text:list-item>
              <text:p text:style-name="P9">2.7 x 10<text:span text:style-name="T1">-10</text:span> J</text:p>
            </text:list-item>
            <text:list-item>
              <text:p text:style-name="P9"><text:s/>6 x 10<text:span text:style-name="T1">-8</text:span> J</text:p>
            </text:list-item>
            <text:list-item>
              <text:p text:style-name="P9"><text:s/>9 x 10<text:span text:style-name="T1">-16</text:span> J </text:p>
            </text:list-item>
          </text:list>
        </text:list-item>
      </text:list>
      <text:p text:style-name="P3"/>
      <text:list xml:id="list481067567" text:continue-numbering="true" text:style-name="L1">
        <text:list-item>
          <text:p text:style-name="P9">A metal has a work function of 4.2 eV. <text:s/>This means - </text:p>
          <text:list>
            <text:list-item>
              <text:p text:style-name="P9">4.2 electrons will be ejected from the metal for every Volt applied.</text:p>
            </text:list-item>
            <text:list-item>
              <text:p text:style-name="P9">It takes 4.2 eV of energy to remove an electron from the metal.</text:p>
            </text:list-item>
            <text:list-item>
              <text:p text:style-name="P9">The average kinetic energy of an electron in the metal is 4.2 eV.</text:p>
            </text:list-item>
            <text:list-item>
              <text:p text:style-name="P9">The average kinetic energy of an electron ejected from the metal is 4.2 eV.</text:p>
            </text:list-item>
            <text:list-item>
              <text:p text:style-name="P9">The maximum kinetic energy of an electron will be 4.2 eV when ejected from the metal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ndard Symbols L1" svg:font-family="'Standard Symbols L'" style:font-charset="x-symbol"/>
    <style:font-face style:name="Standard Symbols L" svg:font-family="'Standard Symbols L'" style:font-pitch="variable" style:font-charset="x-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3299in" svg:y="-0.5098in" svg:width="0.7799in" svg:height="0.9in" draw:z-index="4"><draw:image xlink:href="Pictures/10000000000001B2000001F43BD51E3C.jpg" xlink:type="simple" xlink:show="embed" xlink:actuate="onLoad"/></draw:frame> <text:s text:c="11"/>Name: <text:tab/><text:tab/><text:date style:data-style-name="N37" text:date-value="2013-02-20T06:53:00" text:fixed="true">02/20/13</text:date></text:p>
      </style:header>
      <style:footer>
        <text:p text:style-name="Footer">3rd Nine Weeks<text:tab/><text:page-number text:select-page="current">2</text:page-number>/<text:page-count>2</text:page-count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0T06:53:00</meta:creation-date>
    <meta:editing-duration>PT4H11M35S</meta:editing-duration>
    <meta:editing-cycles>129</meta:editing-cycles>
    <meta:generator>LibreOffice/3.5$Linux_X86_64 LibreOffice_project/350m1$Build-2</meta:generator>
    <meta:initial-creator>Jonas Williamson</meta:initial-creator>
    <dc:date>2013-02-28T21:17:33</dc:date>
    <dc:creator>Jonas Williamson</dc:creator>
    <meta:document-statistic meta:table-count="0" meta:image-count="1" meta:object-count="5" meta:page-count="2" meta:paragraph-count="64" meta:word-count="598" meta:character-count="2777" meta:non-whitespace-character-count="225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n>5</mn>
      <mrow>
        <mi mathvariant="italic">eV</mi>
        <mo stretchy="false">×</mo>
        <mi>h</mi>
      </mrow>
    </mrow>
    <annotation encoding="StarMath 5.0">5 eV times h</annotation>
  </semantics>
</math>
</file>

<file path=Object 2/content.xml><?xml version="1.0" encoding="utf-8"?>
<math xmlns="http://www.w3.org/1998/Math/MathML">
  <semantics>
    <mrow>
      <mfrac>
        <mrow>
          <mn>5</mn>
          <mi mathvariant="italic">eV</mi>
        </mrow>
        <mi>h</mi>
      </mfrac>
    </mrow>
    <annotation encoding="StarMath 5.0">{5 eV} over h</annotation>
  </semantics>
</math>
</file>

<file path=Object 3/content.xml><?xml version="1.0" encoding="utf-8"?>
<math xmlns="http://www.w3.org/1998/Math/MathML">
  <semantics>
    <mrow>
      <mfrac>
        <mrow>
          <mn>1</mn>
          <mi mathvariant="italic">eV</mi>
        </mrow>
        <mi>h</mi>
      </mfrac>
    </mrow>
    <annotation encoding="StarMath 5.0">{1 eV }over h</annotation>
  </semantics>
</math>
</file>

<file path=Object 4/content.xml><?xml version="1.0" encoding="utf-8"?>
<math xmlns="http://www.w3.org/1998/Math/MathML">
  <semantics>
    <mrow>
      <mn>1</mn>
      <mrow>
        <mi mathvariant="italic">eV</mi>
        <mo stretchy="false">×</mo>
        <mi>h</mi>
      </mrow>
    </mrow>
    <annotation encoding="StarMath 5.0">1 eV times h</annotation>
  </semantics>
</math>
</file>

<file path=Object 5/content.xml><?xml version="1.0" encoding="utf-8"?>
<math xmlns="http://www.w3.org/1998/Math/MathML">
  <semantics>
    <mrow>
      <mn>3</mn>
      <mrow>
        <mfrac>
          <mi mathvariant="italic">eV</mi>
          <mi>h</mi>
        </mfrac>
        <mo stretchy="false">−</mo>
        <mn>2</mn>
      </mrow>
      <mi mathvariant="italic">eV</mi>
    </mrow>
    <annotation encoding="StarMath 5.0">3 eV over h -2 eV</annotation>
  </semantics>
</math>
</file>